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sans" svg:font-family="Lucidasans, 'Times New 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xi Sans" svg:font-family="'Luxi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A" style:master-page-name="Standard">
      <style:paragraph-properties>
        <style:tab-stops>
          <style:tab-stop style:position="0.5626in"/>
          <style:tab-stop style:position="1.6193in"/>
        </style:tab-stops>
      </style:paragraph-properties>
    </style:style>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HC">
      <style:paragraph-properties fo:line-height="200%"/>
    </style:style>
    <style:style style:name="P5" style:family="paragraph" style:parent-style-name="PD">
      <style:paragraph-properties fo:line-height="200%"/>
    </style:style>
    <style:style style:name="P6" style:family="paragraph" style:parent-style-name="FN">
      <style:paragraph-properties fo:line-height="200%"/>
    </style:style>
    <style:style style:name="P7" style:family="paragraph" style:parent-style-name="FC">
      <style:paragraph-properties fo:line-height="200%"/>
    </style:style>
    <style:style style:name="P8" style:family="paragraph" style:parent-style-name="BL1">
      <style:paragraph-properties fo:line-height="200%"/>
    </style:style>
    <style:style style:name="P9" style:family="paragraph" style:parent-style-name="BX">
      <style:paragraph-properties fo:line-height="200%"/>
    </style:style>
    <style:style style:name="P10" style:family="paragraph" style:parent-style-name="BL">
      <style:paragraph-properties fo:line-height="200%"/>
    </style:style>
    <style:style style:name="P11" style:family="paragraph" style:parent-style-name="BX">
      <style:paragraph-properties fo:margin-left="1in" fo:margin-right="0.5in" fo:line-height="200%" fo:text-indent="-1in" style:auto-text-indent="false">
        <style:tab-stops>
          <style:tab-stop style:position="0in"/>
        </style:tab-stops>
      </style:paragraph-properties>
    </style:style>
    <style:style style:name="P12" style:family="paragraph" style:parent-style-name="BL">
      <style:paragraph-properties fo:line-height="200%">
        <style:tab-stops>
          <style:tab-stop style:position="0.5in"/>
        </style:tab-stops>
      </style:paragraph-properties>
    </style:style>
    <style:style style:name="P13" style:family="paragraph" style:parent-style-name="BL">
      <style:paragraph-properties fo:margin-left="1in" fo:margin-right="0in" fo:line-height="200%" fo:text-indent="-1in" style:auto-text-indent="false">
        <style:tab-stops>
          <style:tab-stop style:position="0in"/>
          <style:tab-stop style:position="0.3126in"/>
        </style:tab-stops>
      </style:paragraph-properties>
    </style:style>
    <style:style style:name="P14" style:family="paragraph" style:parent-style-name="BB">
      <style:paragraph-properties fo:line-height="200%"/>
    </style:style>
    <style:style style:name="P15" style:family="paragraph" style:parent-style-name="CDT">
      <style:paragraph-properties fo:margin-left="0.5in" fo:margin-right="0in" fo:line-height="200%" fo:text-indent="0in" style:auto-text-indent="false"/>
    </style:style>
    <style:style style:name="P16" style:family="paragraph" style:parent-style-name="HC">
      <style:paragraph-properties fo:margin-left="0in" fo:margin-right="0in" fo:line-height="200%" fo:text-indent="0in" style:auto-text-indent="false"/>
    </style:style>
    <style:style style:name="P17" style:family="paragraph" style:parent-style-name="HD">
      <style:paragraph-properties fo:line-height="200%"/>
    </style:style>
    <style:style style:name="T1" style:family="text" style:parent-style-name="Comment_20_Reference">
      <style:text-properties fo:color="#000000" fo:font-style="italic" style:font-style-asian="italic"/>
    </style:style>
    <style:style style:name="T2" style:family="text" style:parent-style-name="Comment_20_Reference">
      <style:text-properties fo:color="#000000" style:font-name="Arial"/>
    </style:style>
    <style:style style:name="T3" style:family="text" style:parent-style-name="Comment_20_Reference">
      <style:text-properties fo:color="#000000"/>
    </style:style>
    <style:style style:name="T4" style:family="text" style:parent-style-name="Comment_20_Reference">
      <style:text-properties fo:color="#000000" style:font-name="Arial" fo:font-weight="bold" style:font-weight-asian="bold"/>
    </style:style>
    <style:style style:name="T5" style:family="text" style:parent-style-name="Comment_20_Reference">
      <style:text-properties fo:color="#000000" style:font-name="Arial" fo:font-style="italic" style:font-style-asian="italic"/>
    </style:style>
    <style:style style:name="T6" style:family="text" style:parent-style-name="CD1">
      <style:text-properties fo:font-weight="bold" style:font-weight-asian="bold"/>
    </style:style>
    <style:style style:name="T7" style:family="text">
      <style:text-properties fo:font-weight="bold" style:font-weight-asian="bold"/>
    </style:style>
    <style:style style:name="T8" style:family="text" style:parent-style-name="CD1">
      <style:text-properties style:font-name="Times New Roman" fo:font-size="11pt" style:font-size-asian="11pt"/>
    </style:style>
    <style:style style:name="T9" style:family="text" style:parent-style-name="CD1">
      <style:text-properties style:font-name="Times New Roman" fo:font-size="11pt" fo:font-weight="bold" style:font-size-asian="11pt" style:font-weight-asian="bold"/>
    </style:style>
    <style:style style:name="T10" style:family="text" style:parent-style-name="CD1">
      <style:text-properties fo:font-style="italic" fo:font-weight="bold" style:font-style-asian="italic" style:font-weight-asian="bold"/>
    </style:style>
    <style:style style:name="T11" style:family="text" style:parent-style-name="Comment_20_Reference">
      <style:text-properties fo:color="#000000" fo:font-weight="bold" style:font-weight-asian="bold"/>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parent-style-name="Comment_20_Reference">
      <style:text-properties fo:color="#000000" style:font-name="Arial" fo:font-style="italic" fo:font-weight="bold" style:font-style-asian="italic" style:font-weight-asian="bol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endix A<text:span text:style-name="T1"><office:annotation><dc:creator>Nancy</dc:creator><dc:date>2006-11-02T00:00:00</dc:date><text:p>CN</text:p></office:annotation></text:span></text:p>
      <text:p text:style-name="HB">Welcome to the Command Line<text:span text:style-name="T1"><office:annotation><dc:creator>Nancy</dc:creator><dc:date>2006-11-02T00:00:00</dc:date><text:p>CT</text:p></office:annotation></text:span></text:p>
      <text:p text:style-name="P2">One of the most powerful parts of any Ubuntu system is the command line. It can also be one of the most daunting to dive into. There is often little help, and commands are not easy to find. But if you are willing to learn, the power of the command line will speed up your work and can be a great education. </text:p>
      <text:p text:style-name="P3">While the command line is a nice addition to a desktop user’s life, it is completely invaluable if you run a server. The Ubuntu server installs without any graphical user interface, so the tools explained in this chapter and other books will be absolutely critical to success. And hey, remember to have fun! </text:p>
      <text:p text:style-name="P4">Starting Up the Terminal<text:span text:style-name="T1"><office:annotation><dc:creator>Nancy</dc:creator><dc:date>2006-11-02T00:00:00</dc:date><text:p>HA</text:p></office:annotation></text:span></text:p>
      <text:p text:style-name="P2">The terminal can be found under Accessories &gt; Terminal. When it first launches, you will see something similar to that shown in Figure A-1<text:span text:style-name="T2"><office:annotation><dc:creator>Nancy</dc:creator><dc:date>2006-11-02T00:00:00</dc:date><text:p>Figure number verified.</text:p></office:annotation></text:span>.</text:p>
      <text:p text:style-name="P5">***insert figure A-1 appAfig01.png<text:span text:style-name="T3"><office:annotation><dc:creator>Nancy</dc:creator><dc:date>2006-11-02T00:00:00</dc:date><text:p>AU/PE: Requires attention.</text:p></office:annotation></text:span></text:p>
      <text:p text:style-name="P6">Figure A-1<text:span text:style-name="T4"><office:annotation><dc:creator>Nancy</dc:creator><dc:date>2006-11-02T00:00:00</dc:date><text:p>FN</text:p></office:annotation></text:span></text:p>
      <text:p text:style-name="P7">The terminal window<text:span text:style-name="T5"><office:annotation><dc:creator>Nancy</dc:creator><dc:date>2006-11-02T00:00:00</dc:date><text:p>FC</text:p></office:annotation></text:span></text:p>
      <text:p text:style-name="P3">You will see a blinking cursor immediately preceded by a string ending in a $. The first word in that string is your user name, followed by the @ symbol. After the @ the hostname of your computer is listed followed by the name of the folder you are currently in (currently your home folder), which is represented by a ~ symbol.</text:p>
      <text:p text:style-name="P3">There are many dozens of commands. Here are a few, broken down by category.</text:p>
      <text:p text:style-name="P4">Moving Around the Filesystem<text:span text:style-name="T1"><office:annotation><dc:creator>Nancy</dc:creator><dc:date>2006-11-02T00:00:00</dc:date><text:p>HA</text:p></office:annotation></text:span></text:p>
      <text:p text:style-name="P2">Commands for moving around the file system include the following:</text:p>
      <text:p text:style-name="P8"><text:s/><text:tab/><text:span text:style-name="T6">pwd</text:span><text:span text:style-name="T7">:</text:span><text:span text:style-name="T2"><office:annotation><dc:creator>Nancy</dc:creator><dc:date>2006-11-02T00:00:00</dc:date><text:p>BL &amp; CD</text:p></office:annotation></text:span> The <text:span text:style-name="CD1">pwd</text:span><text:span text:style-name="T2"><office:annotation><dc:creator>Nancy</dc:creator><dc:date>2006-11-02T00:00:00</dc:date><text:p>CD</text:p></office:annotation></text:span> command will allow you to know the directory in which you’re located (pwd<text:span text:style-name="T2"><office:annotation><dc:creator>Nancy</dc:creator><dc:date>2006-11-02T00:00:00</dc:date><text:p>CD</text:p></office:annotation></text:span> stands for “print working directory”). For example, <text:span text:style-name="CD1">pwd</text:span><text:span text:style-name="T2"><office:annotation><dc:creator>Nancy</dc:creator><dc:date>2006-11-02T00:00:00</dc:date><text:p>CD</text:p></office:annotation></text:span> in the desktop directory will show ~/Desktop. Note that the Gnome Terminal also displays this information in the title bar of its window. See the example presented in Figure A-1.</text:p>
      <text:p text:style-name="P9"><text:tab/><text:span text:style-name="T6">cd</text:span><text:span text:style-name="T7">:</text:span><text:span text:style-name="T2"><office:annotation><dc:creator>Nancy</dc:creator><dc:date>2006-11-02T00:00:00</dc:date><text:p>BL &amp; CD</text:p></office:annotation></text:span> The <text:span text:style-name="CD1">cd</text:span> <text:span text:style-name="T2"><office:annotation><dc:creator>Nancy</dc:creator><dc:date>2006-11-02T00:00:00</dc:date><text:p>CD</text:p></office:annotation></text:span>command will allow you to change directories. When you open a terminal you will be in your home directory. To move around the file system you will use <text:span text:style-name="CD1">cd</text:span><text:span text:style-name="T2"><office:annotation><dc:creator>Nancy</dc:creator><dc:date>2006-11-02T00:00:00</dc:date><text:p>CD</text:p></office:annotation></text:span>. For example, <text:span text:style-name="CD1">cd ~/Desktop</text:span><text:span text:style-name="T2"><office:annotation><dc:creator>Nancy</dc:creator><dc:date>2006-11-02T00:00:00</dc:date><text:p>CD</text:p></office:annotation></text:span> will move you to your desktop directory.</text:p>
      <text:p text:style-name="P10"><text:s text:c="12"/><text:tab/><text:tab/>To<text:span text:style-name="T2"><office:annotation><dc:creator>Nancy</dc:creator><dc:date>2006-11-02T00:00:00</dc:date><text:p>BL2</text:p></office:annotation></text:span> navigate into the root directory, use <text:span text:style-name="CD1">cd /</text:span><text:span text:style-name="T2"><office:annotation><dc:creator>Nancy</dc:creator><dc:date>2006-11-02T00:00:00</dc:date><text:p>CD</text:p></office:annotation></text:span></text:p>
      <text:p text:style-name="P10"><text:s text:c="12"/><text:tab/><text:tab/>To <text:span text:style-name="T2"><office:annotation><dc:creator>Nancy</dc:creator><dc:date>2006-11-02T00:00:00</dc:date><text:p>BL2</text:p></office:annotation></text:span>navigate to your home directory, use <text:span text:style-name="CD1">cd</text:span><text:span text:style-name="T2"><office:annotation><dc:creator>Nancy</dc:creator><dc:date>2006-11-02T00:00:00</dc:date><text:p>CD</text:p></office:annotation></text:span></text:p>
      <text:p text:style-name="P10"><text:s text:c="13"/><text:tab/> <text:tab/>To <text:span text:style-name="T2"><office:annotation><dc:creator>Nancy</dc:creator><dc:date>2006-11-02T00:00:00</dc:date><text:p>.BL2</text:p></office:annotation></text:span>navigate up one directory level, use <text:span text:style-name="CD1">cd ..</text:span><text:span text:style-name="T2"><office:annotation><dc:creator>Nancy</dc:creator><dc:date>2006-11-02T00:00:00</dc:date><text:p>CD</text:p></office:annotation></text:span></text:p>
      <text:p text:style-name="P10"><text:s text:c="13"/><text:tab/><text:tab/>To <text:span text:style-name="T2"><office:annotation><dc:creator>Nancy</dc:creator><dc:date>2006-11-02T00:00:00</dc:date><text:p>BL2</text:p></office:annotation></text:span>navigate to the previous directory (or back), use <text:span text:style-name="CD1">cd -</text:span><text:span text:style-name="T2"><office:annotation><dc:creator>Nancy</dc:creator><dc:date>2006-11-02T00:00:00</dc:date><text:p>CD</text:p></office:annotation></text:span></text:p>
      <text:p text:style-name="P11"><text:s text:c="13"/><text:tab/>To <text:span text:style-name="T2"><office:annotation><dc:creator>Nancy</dc:creator><dc:date>2006-11-02T00:00:00</dc:date><text:p>BL2</text:p></office:annotation></text:span>navigate through multiple levels of directory at once, use <text:span text:style-name="CD1">cd /var/www</text:span><text:span text:style-name="T2"><office:annotation><dc:creator>Nancy</dc:creator><dc:date>2006-11-02T00:00:00</dc:date><text:p>CD</text:p></office:annotation></text:span> for example, which will take you directly to the /www subdirectory of /var/.</text:p>
      <text:p text:style-name="P4">Manipulating Files and Folders<text:span text:style-name="T1"><office:annotation><dc:creator>Nancy</dc:creator><dc:date>2006-11-02T00:00:00</dc:date><text:p>HA</text:p></office:annotation></text:span></text:p>
      <text:p text:style-name="P2">You can manipulate files and folders using the following commands:</text:p>
      <text:p text:style-name="P8"><text:tab/><text:span text:style-name="T6">cp</text:span><text:span text:style-name="T7">:</text:span><text:span text:style-name="T2"><office:annotation><dc:creator>Nancy</dc:creator><dc:date>2006-11-02T00:00:00</dc:date><text:p>BL &amp; CD</text:p></office:annotation></text:span> The <text:span text:style-name="CD1">cp</text:span><text:span text:style-name="T2"><office:annotation><dc:creator>Nancy</dc:creator><dc:date>2006-11-02T00:00:00</dc:date><text:p>CD</text:p></office:annotation></text:span> command will make a copy of a file for you. For example, <text:span text:style-name="CD1">cp file foo</text:span><text:span text:style-name="T2"><office:annotation><dc:creator>Nancy</dc:creator><dc:date>2006-11-02T00:00:00</dc:date><text:p>CD</text:p></office:annotation></text:span> will make an exact copy of file and name it “foo,” but the file “file” will still be there. When you use <text:span text:style-name="CD1">mv</text:span><text:span text:style-name="T2"><office:annotation><dc:creator>Nancy</dc:creator><dc:date>2006-11-02T00:00:00</dc:date><text:p>CD</text:p></office:annotation></text:span>, that file would no longer exist, but when you use <text:span text:style-name="CD1">cp</text:span><text:span text:style-name="T2"><office:annotation><dc:creator>Nancy</dc:creator><dc:date>2006-11-02T00:00:00</dc:date><text:p>CD</text:p></office:annotation></text:span> the file stays and a new copy is made.</text:p>
      <text:p text:style-name="P10"><text:tab/><text:span text:style-name="T6">mv</text:span><text:span text:style-name="T7">:</text:span><text:span text:style-name="T2"><office:annotation><dc:creator>Nancy</dc:creator><dc:date>2006-11-02T00:00:00</dc:date><text:p>BL &amp; CD</text:p></office:annotation></text:span> The mv<text:span text:style-name="T2"><office:annotation><dc:creator>Nancy</dc:creator><dc:date>2006-11-02T00:00:00</dc:date><text:p>CD</text:p></office:annotation></text:span> command will move a file to a different location or will rename a file. Examples are as follows: <text:span text:style-name="CD1">mv file foo</text:span><text:span text:style-name="T2"><office:annotation><dc:creator>Nancy</dc:creator><dc:date>2006-11-02T00:00:00</dc:date><text:p>CD</text:p></office:annotation></text:span> will rename the file “file” to “foo.” <text:span text:style-name="CD1">mv foo ~/Desktop</text:span><text:span text:style-name="T2"><office:annotation><dc:creator>Nancy</dc:creator><dc:date>2006-11-02T00:00:00</dc:date><text:p>CD</text:p></office:annotation></text:span> will move the file “foo” to your desktop directory but will not rename it. You must specify a new file name to rename a file.</text:p>
      <text:p text:style-name="P12"><text:tab/>To <text:span text:style-name="T2"><office:annotation><dc:creator>Nancy</dc:creator><dc:date>2006-11-02T00:00:00</dc:date><text:p>BL</text:p></office:annotation></text:span>save on typing, you can substitute <text:span text:style-name="CD1">~</text:span> <text:span text:style-name="T2"><office:annotation><dc:creator>Nancy</dc:creator><dc:date>2006-11-02T00:00:00</dc:date><text:p>CD</text:p></office:annotation></text:span>in place of the home directory.</text:p>
      <text:p text:style-name="P13"><text:tab/>Note<text:span text:style-name="T2"><office:annotation><dc:creator>Nancy</dc:creator><dc:date>2006-11-02T00:00:00</dc:date><text:p>NoteH</text:p></office:annotation></text:span> </text:p>
      <text:p text:style-name="P13"><text:tab/>If you are using <text:span text:style-name="CD1">mv</text:span><text:span text:style-name="T2"><office:annotation><dc:creator>Nancy</dc:creator><dc:date>2006-11-02T00:00:00</dc:date><text:p>CD</text:p></office:annotation></text:span> with <text:span text:style-name="CD1">sudo</text:span> <text:span text:style-name="T2"><office:annotation><dc:creator>Nancy</dc:creator><dc:date>2006-11-02T00:00:00</dc:date><text:p>CD</text:p></office:annotation></text:span>you will not be able to use the <text:span text:style-name="CD1">~</text:span> <text:span text:style-name="T2"><office:annotation><dc:creator>Nancy</dc:creator><dc:date>2006-11-02T00:00:00</dc:date><text:p>CD</text:p></office:annotation></text:span>shortcut. Instead, you will have to use the full pathnames to your files.<text:span text:style-name="T2"><office:annotation><dc:creator>Nancy</dc:creator><dc:date>2006-11-02T00:00:00</dc:date><text:p>NO</text:p></office:annotation></text:span></text:p>
      <text:p text:style-name="P10"><text:tab/><text:span text:style-name="T6">rm</text:span><text:span text:style-name="T7"> :</text:span><text:span text:style-name="T2"><office:annotation><dc:creator>Nancy</dc:creator><dc:date>2006-11-02T00:00:00</dc:date><text:p>BL &amp; CD</text:p></office:annotation></text:span> Use this command to remove or delete a file in your directory. It will not work on directories in which there are files.</text:p>
      <text:p text:style-name="P10"><text:tab/><text:span text:style-name="CD1">ls</text:span>:<text:span text:style-name="T2"><office:annotation><dc:creator>Nancy</dc:creator><dc:date>2006-11-02T00:00:00</dc:date><text:p>BL &amp; CD</text:p></office:annotation></text:span> The <text:span text:style-name="CD1">ls</text:span> <text:span text:style-name="T2"><office:annotation><dc:creator>Nancy</dc:creator><dc:date>2006-11-02T00:00:00</dc:date><text:p>CD</text:p></office:annotation></text:span>command will show you the files in your current directory. Used with certain options, you can see file sizes, when files where created, and file permissions. For example, <text:span text:style-name="CD1">ls ~</text:span> <text:span text:style-name="T2"><office:annotation><dc:creator>Nancy</dc:creator><dc:date>2006-11-02T00:00:00</dc:date><text:p>CD</text:p></office:annotation></text:span>will show you the files that are in your home directory.</text:p>
      <text:p text:style-name="P10"><text:tab/><text:span text:style-name="T6">mkdir</text:span><text:span text:style-name="T7">:</text:span><text:span text:style-name="T2"><office:annotation><dc:creator>Nancy</dc:creator><dc:date>2006-11-02T00:00:00</dc:date><text:p>BL &amp; CD</text:p></office:annotation></text:span> The <text:span text:style-name="CD1">mkdir</text:span> <text:span text:style-name="T2"><office:annotation><dc:creator>Nancy</dc:creator><dc:date>2006-11-02T00:00:00</dc:date><text:p>CD</text:p></office:annotation></text:span>command will allow you to create directories. For example, <text:span text:style-name="CD1">mkdir</text:span> <text:span text:style-name="CD1">music</text:span> <text:span text:style-name="T2"><office:annotation><dc:creator>Nancy</dc:creator><dc:date>2006-11-02T00:00:00</dc:date><text:p>CD</text:p></office:annotation></text:span>will create a music directory.</text:p>
      <text:p text:style-name="P10"><text:tab/><text:span text:style-name="T6">chmod</text:span><text:span text:style-name="T7">:</text:span><text:span text:style-name="T2"><office:annotation><dc:creator>Nancy</dc:creator><dc:date>2006-11-02T00:00:00</dc:date><text:p>BL &amp; CD</text:p></office:annotation></text:span> The <text:span text:style-name="CD1">chmod</text:span> <text:span text:style-name="T2"><office:annotation><dc:creator>Nancy</dc:creator><dc:date>2006-11-02T00:00:00</dc:date><text:p>CD</text:p></office:annotation></text:span>command will change the permissions on the files listed. </text:p>
      <text:p text:style-name="P14">Permissions are based on a fairly simple model. You can set permissions for user, group, and world, and you can set whether each can read, write, and execute the file. For an example, if a file had permission to allow everybody to read but only the user could write, the permissions would read <text:span text:style-name="CD1">rwxr--r--</text:span><text:span text:style-name="T2"><office:annotation><dc:creator>Nancy</dc:creator><dc:date>2006-11-02T00:00:00</dc:date><text:p>CD</text:p></office:annotation></text:span>. To add or remove a permission, you append a <text:span text:style-name="CD1">+</text:span> or a <text:span text:style-name="CD1">-</text:span> in front of the specific permission. For example, to add the capability for the group to edit in the previous example, you could type <text:span text:style-name="CD1">chmod g+x file</text:span><text:span text:style-name="T2"><office:annotation><dc:creator>Nancy</dc:creator><dc:date>2006-11-02T00:00:00</dc:date><text:p>CD</text:p></office:annotation></text:span><text:span text:style-name="CD1">.</text:span></text:p>
      <text:p text:style-name="P9"><text:tab/><text:span text:style-name="T6">chown</text:span><text:span text:style-name="T7">:</text:span><text:span text:style-name="T2"><office:annotation><dc:creator>Nancy</dc:creator><dc:date>2006-11-02T00:00:00</dc:date><text:p>BL &amp; CD</text:p></office:annotation></text:span> The <text:span text:style-name="CD1">chown</text:span> <text:span text:style-name="T2"><office:annotation><dc:creator>Nancy</dc:creator><dc:date>2006-11-02T00:00:00</dc:date><text:p>CD</text:p></office:annotation></text:span>command allows the user to change the user and group ownerships of a file. For example, <text:span text:style-name="CD1">chown jim file</text:span><text:span text:style-name="T2"><office:annotation><dc:creator>Nancy</dc:creator><dc:date>2006-11-02T00:00:00</dc:date><text:p>CD</text:p></office:annotation></text:span> would change the ownership of the file to”Jim.”</text:p>
      <text:p text:style-name="P4">System Information Commands<text:span text:style-name="T1"><office:annotation><dc:creator>Nancy</dc:creator><dc:date>2006-11-02T00:00:00</dc:date><text:p>HA</text:p></office:annotation></text:span></text:p>
      <text:p text:style-name="P2">System information commands include the following:</text:p>
      <text:p text:style-name="P8"><text:tab/><text:span text:style-name="T6">df</text:span><text:span text:style-name="T7">:</text:span><text:span text:style-name="T2"><office:annotation><dc:creator>Nancy</dc:creator><dc:date>2006-11-02T00:00:00</dc:date><text:p>BL &amp; CD</text:p></office:annotation></text:span> The df <text:span text:style-name="T2"><office:annotation><dc:creator>Nancy</dc:creator><dc:date>2006-11-02T00:00:00</dc:date><text:p>CD</text:p></office:annotation></text:span>command displays filesystem disk space usage for all partitions. The command df-h<text:span text:style-name="T2"><office:annotation><dc:creator>Nancy</dc:creator><dc:date>2006-11-02T00:00:00</dc:date><text:p>CD</text:p></office:annotation></text:span> is probably the most useful. It uses megabytes (M) and gigabytes (G) instead of blocks to report. (-h<text:span text:style-name="T2"><office:annotation><dc:creator>Nancy</dc:creator><dc:date>2006-11-02T00:00:00</dc:date><text:p>CD</text:p></office:annotation></text:span> means “human-readable.”)</text:p>
      <text:p text:style-name="P10"><text:tab/><text:span text:style-name="T6">free</text:span><text:span text:style-name="T7">:</text:span> <text:span text:style-name="T2"><office:annotation><dc:creator>Nancy</dc:creator><dc:date>2006-11-02T00:00:00</dc:date><text:p>BL &amp; CD</text:p></office:annotation></text:span>The free <text:span text:style-name="T2"><office:annotation><dc:creator>Nancy</dc:creator><dc:date>2006-11-02T00:00:00</dc:date><text:p>CD</text:p></office:annotation></text:span>command displays the amount of free and used memory in the system. For example, free -m <text:span text:style-name="T2"><office:annotation><dc:creator>Nancy</dc:creator><dc:date>2006-11-02T00:00:00</dc:date><text:p>CD</text:p></office:annotation></text:span>will give the information using megabytes, which is probably most useful for current computers.</text:p>
      <text:p text:style-name="P10"><text:tab/><text:span text:style-name="T6">top</text:span><text:span text:style-name="T7">:</text:span><text:span text:style-name="T2"><office:annotation><dc:creator>Nancy</dc:creator><dc:date>2006-11-02T00:00:00</dc:date><text:p>BL &amp; CD</text:p></office:annotation></text:span> The top <text:span text:style-name="T2"><office:annotation><dc:creator>Nancy</dc:creator><dc:date>2006-11-02T00:00:00</dc:date><text:p>CD</text:p></office:annotation></text:span>command displays information on your Linux system, running processes, and system resources, including the CPU, RAM, swap usage, and total number of tasks being run. To exit top<text:span text:style-name="T2"><office:annotation><dc:creator>Nancy</dc:creator><dc:date>2006-11-02T00:00:00</dc:date><text:p>CD</text:p></office:annotation></text:span>, press Q.</text:p>
      <text:p text:style-name="P10"><text:tab/><text:span text:style-name="T6">uname -a</text:span><text:span text:style-name="T7">:</text:span><text:span text:style-name="T2"><office:annotation><dc:creator>Nancy</dc:creator><dc:date>2006-11-02T00:00:00</dc:date><text:p>BL &amp; CD</text:p></office:annotation></text:span> The uname<text:span text:style-name="T2"><office:annotation><dc:creator>Nancy</dc:creator><dc:date>2006-11-02T00:00:00</dc:date><text:p>CD</text:p></office:annotation></text:span> command with the -a<text:span text:style-name="T2"><office:annotation><dc:creator>Nancy</dc:creator><dc:date>2006-11-02T00:00:00</dc:date><text:p>CD</text:p></office:annotation></text:span> option prints all system information, including machine name, kernel name, version, and a few other details. Most useful for checking which kernel you’re using.</text:p>
      <text:p text:style-name="P10"><text:tab/><text:span text:style-name="T6">lsb_release -a</text:span><text:span text:style-name="T7">:</text:span><text:span text:style-name="T2"><office:annotation><dc:creator>Nancy</dc:creator><dc:date>2006-11-02T00:00:00</dc:date><text:p>BL &amp; CD</text:p></office:annotation></text:span> The <text:span text:style-name="CD1">lsb_release</text:span><text:span text:style-name="T2"><office:annotation><dc:creator>Nancy</dc:creator><dc:date>2006-11-02T00:00:00</dc:date><text:p>CD</text:p></office:annotation></text:span> command with the <text:span text:style-name="CD1">-a</text:span><text:span text:style-name="T2"><office:annotation><dc:creator>Nancy</dc:creator><dc:date>2006-11-02T00:00:00</dc:date><text:p>CD</text:p></office:annotation></text:span> option prints version information for the Linux release you’re running. For example:</text:p>
      <text:p text:style-name="P15"><text:span text:style-name="CD1">user@computer:~$ lsb_release -a</text:span><text:span text:style-name="T2"><office:annotation><dc:creator>Nancy</dc:creator><dc:date>2006-11-02T00:00:00</dc:date><text:p>CD</text:p></office:annotation></text:span></text:p>
      <text:p text:style-name="P15"><text:span text:style-name="CD1">LSB Version: <text:s text:c="3"/>n/a</text:span></text:p>
      <text:p text:style-name="P15"><text:span text:style-name="CD1">Distributor ID: Ubuntu</text:span></text:p>
      <text:p text:style-name="P15"><text:span text:style-name="CD1">Description: <text:s text:c="3"/>Ubuntu (The Breezy Badger Release)</text:span></text:p>
      <text:p text:style-name="P15"><text:span text:style-name="CD1">Release: <text:s text:c="7"/></text:span></text:p>
      <text:p text:style-name="P15"><text:span text:style-name="CD1">Codename: <text:s text:c="6"/>breezy</text:span></text:p>
      <text:p text:style-name="P10"><text:tab/><text:span text:style-name="T6">ifconfig:</text:span><text:span text:style-name="T2"><office:annotation><dc:creator>Nancy</dc:creator><dc:date>2006-11-02T00:00:00</dc:date><text:p>BL &amp; CD</text:p></office:annotation></text:span> This reports on your system’s network interfaces.</text:p>
      <text:p text:style-name="P10"><text:tab/><text:span text:style-name="T6">iwconfig</text:span><text:span text:style-name="T7">:</text:span><text:span text:style-name="T2"><office:annotation><dc:creator>Nancy</dc:creator><dc:date>2006-11-02T00:00:00</dc:date><text:p>BL &amp; CD</text:p></office:annotation></text:span> The command iwconfig<text:span text:style-name="T2"><office:annotation><dc:creator>Nancy</dc:creator><dc:date>2006-11-02T00:00:00</dc:date><text:p>CD</text:p></office:annotation></text:span> will show you any wireless network adapters and the wireless specific information from them, such as speed and network connected.</text:p>
      <text:p text:style-name="P9"><text:tab/><text:span text:style-name="T6">ps</text:span><text:span text:style-name="T7">:</text:span><text:span text:style-name="T2"><office:annotation><dc:creator>Nancy</dc:creator><dc:date>2006-11-02T00:00:00</dc:date><text:p>BL &amp; CD</text:p></office:annotation></text:span> The command <text:span text:style-name="CD1">ps</text:span> <text:span text:style-name="T2"><office:annotation><dc:creator>Nancy</dc:creator><dc:date>2006-11-02T00:00:00</dc:date><text:p>CD</text:p></office:annotation></text:span>allows you to view all the processes running on the machine.</text:p>
      <text:p text:style-name="P3">The following commands list the hardware on your computer, either a specific type or with a specific method. They are most useful for debugging when a piece of hardware does not function correctly.</text:p>
      <text:p text:style-name="P8"><text:tab/><text:span text:style-name="T6">lspci</text:span><text:span text:style-name="T7">:</text:span><text:span text:style-name="T2"><office:annotation><dc:creator>Nancy</dc:creator><dc:date>2006-11-02T00:00:00</dc:date><text:p>BL &amp; CD</text:p></office:annotation></text:span> The command lspci<text:span text:style-name="T2"><office:annotation><dc:creator>Nancy</dc:creator><dc:date>2006-11-02T00:00:00</dc:date><text:p>CD</text:p></office:annotation></text:span> lists all PCI buses and devices connected to them. This commonly includes network cards and sound cards.</text:p>
      <text:p text:style-name="P10"><text:tab/><text:span text:style-name="T6">lsusb</text:span><text:span text:style-name="T7">:</text:span><text:span text:style-name="T2"><office:annotation><dc:creator>Nancy</dc:creator><dc:date>2006-11-02T00:00:00</dc:date><text:p>BL &amp; CD</text:p></office:annotation></text:span> The command lsusb<text:span text:style-name="T2"><office:annotation><dc:creator>Nancy</dc:creator><dc:date>2006-11-02T00:00:00</dc:date><text:p>CD</text:p></office:annotation></text:span> lists all USB buses and any connected USB devices, such as printers and thumb drives. </text:p>
      <text:p text:style-name="P10"><text:tab/><text:span text:style-name="T6">lshal</text:span><text:span text:style-name="T7">:</text:span><text:span text:style-name="T2"><office:annotation><dc:creator>Nancy</dc:creator><dc:date>2006-11-02T00:00:00</dc:date><text:p>BL &amp; CD</text:p></office:annotation></text:span> The command lshal <text:span text:style-name="T2"><office:annotation><dc:creator>Nancy</dc:creator><dc:date>2006-11-02T00:00:00</dc:date><text:p>CD</text:p></office:annotation></text:span>lists all devices the hardware abstraction layer (HAL) knows about, which should be most hardware on your system. </text:p>
      <text:p text:style-name="P9"><text:tab/><text:span text:style-name="T6">lshw</text:span><text:span text:style-name="T7">:</text:span><text:span text:style-name="T2"><office:annotation><dc:creator>Nancy</dc:creator><dc:date>2006-11-02T00:00:00</dc:date><text:p>BL &amp; CD</text:p></office:annotation></text:span> The command lshw <text:span text:style-name="T2"><office:annotation><dc:creator>Nancy</dc:creator><dc:date>2006-11-02T00:00:00</dc:date><text:p>CD</text:p></office:annotation></text:span>lists hardware on your system, including maker, type, and where it is connected. </text:p>
      <text:p text:style-name="P16">Searching and Editing Text Files<text:span text:style-name="T1"><office:annotation><dc:creator>Nancy</dc:creator><dc:date>2006-11-02T00:00:00</dc:date><text:p>HA</text:p></office:annotation></text:span></text:p>
      <text:p text:style-name="P2">Search and edit text files using the following commands:</text:p>
      <text:p text:style-name="P8"><text:tab/><text:span text:style-name="T6">grep</text:span><text:span text:style-name="T7">:</text:span><text:span text:style-name="T2"><office:annotation><dc:creator>Nancy</dc:creator><dc:date>2006-11-02T00:00:00</dc:date><text:p>BL &amp; CD</text:p></office:annotation></text:span> The command <text:span text:style-name="CD1">grep</text:span> <text:span text:style-name="T2"><office:annotation><dc:creator>Nancy</dc:creator><dc:date>2006-11-02T00:00:00</dc:date><text:p>CD</text:p></office:annotation></text:span>allows you to search inside a number of files for a particular search pattern and then print matching lines. For example, <text:span text:style-name="CD1">grep blah file</text:span><text:span text:style-name="T2"><office:annotation><dc:creator>Nancy</dc:creator><dc:date>2006-11-02T00:00:00</dc:date><text:p>CD</text:p></office:annotation></text:span> will search for the text blah in the file and then print any matching lines.</text:p>
      <text:p text:style-name="P9"><text:tab/><text:span text:style-name="T6">sed</text:span><text:span text:style-name="T7">:</text:span><text:span text:style-name="T2"><office:annotation><dc:creator>Nancy</dc:creator><dc:date>2006-11-02T00:00:00</dc:date><text:p>BL &amp; CD</text:p></office:annotation></text:span> The <text:span text:style-name="CD1">sed</text:span><text:span text:style-name="T2"><office:annotation><dc:creator>Nancy</dc:creator><dc:date>2006-11-02T00:00:00</dc:date><text:p>CD</text:p></office:annotation></text:span> (or Stream EDitor) command allows search and replace of a particular string in a file. For example, if you wanted to find the string cat and replace it with dog in a file named pets, you would type sed <text:span text:style-name="CD1">s/cat/dog/g</text:span><text:span text:style-name="T2"><office:annotation><dc:creator>Nancy</dc:creator><dc:date>2006-11-02T00:00:00</dc:date><text:p>CD</text:p></office:annotation></text:span>.</text:p>
      <text:p text:style-name="P3">Both <text:span text:style-name="CD1">grep</text:span> <text:span text:style-name="T2"><office:annotation><dc:creator>Nancy</dc:creator><dc:date>2006-11-02T00:00:00</dc:date><text:p>CD</text:p></office:annotation></text:span>and <text:span text:style-name="CD1">sed</text:span> <text:span text:style-name="T2"><office:annotation><dc:creator>Nancy</dc:creator><dc:date>2006-11-02T00:00:00</dc:date><text:p>CD</text:p></office:annotation></text:span>are extremely powerful programs. There are many excellent tutorials available on using them, but here are a few good Web sites to get you started:</text:p>
      <text:p text:style-name="P8"><text:tab/><text:span text:style-name="CD1">http</text:span><text:span text:style-name="T2"><office:annotation><dc:creator>Nancy</dc:creator><dc:date>2006-11-02T00:00:00</dc:date><text:p>BL</text:p></office:annotation></text:span><text:span text:style-name="CD1">://pegasus.rutgers.edu/~elflord/unix/grep.html</text:span></text:p>
      <text:p text:style-name="P10"><text:tab/><text:span text:style-name="CD1">http</text:span><text:span text:style-name="T2"><office:annotation><dc:creator>Nancy</dc:creator><dc:date>2006-11-02T00:00:00</dc:date><text:p>BL</text:p></office:annotation></text:span><text:span text:style-name="CD1">://pegasus.rutgers.edu/~elflord/unix/sed.html</text:span></text:p>
      <text:p text:style-name="P9"><text:tab/><text:a xlink:type="simple" xlink:href="http://www.itworld.com/Comp/2378/swol-1199-unix101/"><text:span text:style-name="Internet_20_link">www.itworld.com/Comp/2378/swol-1199-unix101/</text:span></text:a><text:span text:style-name="T2"><office:annotation><dc:creator>Nancy</dc:creator><dc:date>2006-11-02T00:00:00</dc:date><text:p>BL</text:p></office:annotation></text:span></text:p>
      <text:p text:style-name="P3"><text:span text:style-name="T8">Three other commands that are useful for dealing with text include:</text:span></text:p>
      <text:p text:style-name="P8"><text:span text:style-name="T8"><text:tab/></text:span><text:span text:style-name="T6">cat</text:span><text:span text:style-name="T9">:</text:span><text:span text:style-name="T2"><office:annotation><dc:creator>Nancy</dc:creator><dc:date>2006-11-02T00:00:00</dc:date><text:p>BL &amp; CD</text:p></office:annotation></text:span><text:span text:style-name="T8"> The cat </text:span><text:span text:style-name="T2"><office:annotation><dc:creator>Nancy</dc:creator><dc:date>2006-11-02T00:00:00</dc:date><text:p>CD</text:p></office:annotation></text:span><text:span text:style-name="T8">command, short for concatenate, is useful for viewing and adding to text files. The simple </text:span><text:span text:style-name="CD1">cat FILENAME</text:span><text:span text:style-name="T2"><office:annotation><dc:creator>Nancy</dc:creator><dc:date>2006-11-02T00:00:00</dc:date><text:p>CD</text:p></office:annotation></text:span><text:span text:style-name="T8"> will display the contents of the file. Using cat filename file</text:span><text:span text:style-name="T2"><office:annotation><dc:creator>Nancy</dc:creator><dc:date>2006-11-02T00:00:00</dc:date><text:p>CD</text:p></office:annotation></text:span><text:span text:style-name="T8"> adds the contents of the first file to the second</text:span></text:p>
      <text:p text:style-name="P10"><text:span text:style-name="T8"><text:tab/></text:span><text:span text:style-name="T6">nano</text:span><text:span text:style-name="T9">:</text:span><text:span text:style-name="T2"><office:annotation><dc:creator>Nancy</dc:creator><dc:date>2006-11-02T00:00:00</dc:date><text:p>BL &amp; CD</text:p></office:annotation></text:span><text:span text:style-name="T8"> Nano </text:span><text:span text:style-name="T2"><office:annotation><dc:creator>Nancy</dc:creator><dc:date>2006-11-02T00:00:00</dc:date><text:p>CD</text:p></office:annotation></text:span><text:span text:style-name="T8">is a simple text editor for the command line. To open a file, use </text:span><text:span text:style-name="CD1">nano filename</text:span><text:span text:style-name="T2"><office:annotation><dc:creator>Nancy</dc:creator><dc:date>2006-11-02T00:00:00</dc:date><text:p>CD</text:p></office:annotation></text:span><text:span text:style-name="T8">. Commands listed at the bottom of the screen are accessed via ctrl+letter name.</text:span></text:p>
      <text:p text:style-name="P9"><text:span text:style-name="T8"><text:tab/></text:span><text:span text:style-name="T6">less</text:span><text:span text:style-name="T9">:</text:span><text:span text:style-name="T2"><office:annotation><dc:creator>Nancy</dc:creator><dc:date>2006-11-02T00:00:00</dc:date><text:p>BL &amp; CD</text:p></office:annotation></text:span><text:span text:style-name="T8"> The less </text:span><text:span text:style-name="T2"><office:annotation><dc:creator>Nancy</dc:creator><dc:date>2006-11-02T00:00:00</dc:date><text:p>CD</text:p></office:annotation></text:span><text:span text:style-name="T8">command is used for viewing text files as well as standard output. A common usage is to pipe another command through less </text:span><text:span text:style-name="T2"><office:annotation><dc:creator>Nancy</dc:creator><dc:date>2006-11-02T00:00:00</dc:date><text:p>CD</text:p></office:annotation></text:span><text:span text:style-name="T8">to be able to see all the output, such as </text:span><text:span text:style-name="CD1">ls | less</text:span><text:span text:style-name="T2"><office:annotation><dc:creator>Nancy</dc:creator><dc:date>2006-11-02T00:00:00</dc:date><text:p>CD</text:p></office:annotation></text:span><text:span text:style-name="T8">.</text:span></text:p>
      <text:p text:style-name="P4">Dealing with Users and Groups<text:span text:style-name="T1"><office:annotation><dc:creator>Nancy</dc:creator><dc:date>2006-11-02T00:00:00</dc:date><text:p>HA</text:p></office:annotation></text:span></text:p>
      <text:p text:style-name="P2">You can use the following commands to administer users and groups:</text:p>
      <text:p text:style-name="P8"><text:tab/><text:span text:style-name="T6">adduser</text:span><text:span text:style-name="T7">:</text:span><text:span text:style-name="T2"><office:annotation><dc:creator>Nancy</dc:creator><dc:date>2006-11-02T00:00:00</dc:date><text:p>BL &amp; CD</text:p></office:annotation></text:span> The <text:span text:style-name="BL_20_Char">adduser </text:span><text:span text:style-name="T2"><office:annotation><dc:creator>Nancy</dc:creator><dc:date>2006-11-02T00:00:00</dc:date><text:p>CD</text:p></office:annotation></text:span>command will create a new user. To simply create a new user, type <text:span text:style-name="CD1">sudo adduser $loginname</text:span><text:span text:style-name="T2"><office:annotation><dc:creator>Nancy</dc:creator><dc:date>2006-11-02T00:00:00</dc:date><text:p>CD</text:p></office:annotation></text:span>. This will create the user’s home directory and default group. It will prompt for a user password and then further details about the user.</text:p>
      <text:p text:style-name="P10"><text:tab/><text:span text:style-name="T6">passwd</text:span><text:span text:style-name="T7">:</text:span><text:span text:style-name="T2"><office:annotation><dc:creator>Nancy</dc:creator><dc:date>2006-11-02T00:00:00</dc:date><text:p>BL &amp; CD</text:p></office:annotation></text:span> The passwd <text:span text:style-name="T2"><office:annotation><dc:creator>Nancy</dc:creator><dc:date>2006-11-02T00:00:00</dc:date><text:p>CD</text:p></office:annotation></text:span>command will change the user’s password. If simply run by a regular user, it will change their password. If run using sudo<text:span text:style-name="T2"><office:annotation><dc:creator>Nancy</dc:creator><dc:date>2006-11-02T00:00:00</dc:date><text:p>CD</text:p></office:annotation></text:span>, it can change any user’s password. For example, <text:s/>,<text:span text:style-name="CD1"> sudo passwd joe</text:span><text:span text:style-name="T2"><office:annotation><dc:creator>Nancy</dc:creator><dc:date>2006-11-02T00:00:00</dc:date><text:p>CD</text:p></office:annotation></text:span> will change Joe’s password.</text:p>
      <text:p text:style-name="P10"><text:tab/><text:span text:style-name="T6">who</text:span><text:span text:style-name="T7">:</text:span><text:span text:style-name="T2"><office:annotation><dc:creator>Nancy</dc:creator><dc:date>2006-11-02T00:00:00</dc:date><text:p>BL &amp; CD</text:p></office:annotation></text:span> The who <text:span text:style-name="T2"><office:annotation><dc:creator>Nancy</dc:creator><dc:date>2006-11-02T00:00:00</dc:date><text:p>CD</text:p></office:annotation></text:span>command will tell you who is currently logged into the machine. </text:p>
      <text:p text:style-name="P10"><text:tab/><text:span text:style-name="T6">addgroup</text:span><text:span text:style-name="T7">:</text:span><text:span text:style-name="T2"><office:annotation><dc:creator>Nancy</dc:creator><dc:date>2006-11-02T00:00:00</dc:date><text:p>BL &amp; CD</text:p></office:annotation></text:span> The addgroup <text:span text:style-name="T2"><office:annotation><dc:creator>Nancy</dc:creator><dc:date>2006-11-02T00:00:00</dc:date><text:p>CD</text:p></office:annotation></text:span>command will add a new group. To create a new group, type s<text:span text:style-name="CD1">udo addgroup $groupname</text:span><text:span text:style-name="T2"><office:annotation><dc:creator>Nancy</dc:creator><dc:date>2006-11-02T00:00:00</dc:date><text:p>CD</text:p></office:annotation></text:span><text:span text:style-name="CD1">.</text:span></text:p>
      <text:p text:style-name="P10"><text:tab/><text:span text:style-name="T6">deluser</text:span><text:span text:style-name="T7">:</text:span> <text:span text:style-name="T2"><office:annotation><dc:creator>Nancy</dc:creator><dc:date>2006-11-02T00:00:00</dc:date><text:p>BL &amp; CD</text:p></office:annotation></text:span>The deluser <text:span text:style-name="T2"><office:annotation><dc:creator>Nancy</dc:creator><dc:date>2006-11-02T00:00:00</dc:date><text:p>CD</text:p></office:annotation></text:span>command will remove a user from the system. To remove their files and home directory, you need to add the <text:span text:style-name="CD1">-remove-home</text:span><text:span text:style-name="T2"><office:annotation><dc:creator>Nancy</dc:creator><dc:date>2006-11-02T00:00:00</dc:date><text:p>CD</text:p></office:annotation></text:span> option</text:p>
      <text:p text:style-name="P10"><text:tab/><text:span text:style-name="T6">delgroup</text:span><text:span text:style-name="T7">:</text:span><text:span text:style-name="T2"><office:annotation><dc:creator>Nancy</dc:creator><dc:date>2006-11-02T00:00:00</dc:date><text:p>BL &amp; CD</text:p></office:annotation></text:span> The delgroup <text:span text:style-name="T2"><office:annotation><dc:creator>Nancy</dc:creator><dc:date>2006-11-02T00:00:00</dc:date><text:p>CD</text:p></office:annotation></text:span>command will remove a group from the system. You cannot remove a group that is the primary group of any users.</text:p>
      <text:p text:style-name="P4">Getting Help on the Command Line<text:span text:style-name="T1"><office:annotation><dc:creator>Nancy</dc:creator><dc:date>2006-11-02T00:00:00</dc:date><text:p>HA</text:p></office:annotation></text:span></text:p>
      <text:p text:style-name="P2">This section will provide you with some tips on getting help on the command line. The commands <text:span text:style-name="CD1">--help</text:span><text:span text:style-name="T2"><office:annotation><dc:creator>Nancy</dc:creator><dc:date>2006-11-02T00:00:00</dc:date><text:p>CD</text:p></office:annotation></text:span> and <text:span text:style-name="CD1">man</text:span> <text:span text:style-name="T2"><office:annotation><dc:creator>Nancy</dc:creator><dc:date>2006-11-02T00:00:00</dc:date><text:p>CD</text:p></office:annotation></text:span>are the two most important tools at the command line.</text:p>
      <text:p text:style-name="P3">Virtually all commands understand the <text:span text:style-name="CD1">-h</text:span><text:span text:style-name="T2"><office:annotation><dc:creator>Nancy</dc:creator><dc:date>2006-11-02T00:00:00</dc:date><text:p>CD</text:p></office:annotation></text:span> (or <text:span text:style-name="CD1">--help</text:span><text:span text:style-name="T2"><office:annotation><dc:creator>Nancy</dc:creator><dc:date>2006-11-02T00:00:00</dc:date><text:p>CD</text:p></office:annotation></text:span>) option which will produce a short usage description of the command and its options then exit back to the command prompt. Try <text:span text:style-name="CD1">man -h</text:span><text:span text:style-name="T2"><office:annotation><dc:creator>Nancy</dc:creator><dc:date>2006-11-02T00:00:00</dc:date><text:p>CD</text:p></office:annotation></text:span> or <text:span text:style-name="CD1">man --help</text:span><text:span text:style-name="T2"><office:annotation><dc:creator>Nancy</dc:creator><dc:date>2006-11-02T00:00:00</dc:date><text:p>CD</text:p></office:annotation></text:span> to see this in action.</text:p>
      <text:p text:style-name="P3">Every command and nearly every application in Linux will have a <text:span text:style-name="CD1">man</text:span> (manual) file, so finding them is as simple as typing <text:span text:style-name="CD1">man</text:span> <text:span text:style-name="T2"><office:annotation><dc:creator>Nancy</dc:creator><dc:date>2006-11-02T00:00:00</dc:date><text:p>CD</text:p></office:annotation></text:span><text:span text:style-name="CD3">command</text:span> to bring up a longer manual entry for the specified command. For example, <text:span text:style-name="CD1">man</text:span> <text:span text:style-name="CD1">mv</text:span><text:span text:style-name="T2"><office:annotation><dc:creator>Nancy</dc:creator><dc:date>2006-11-02T00:00:00</dc:date><text:p>CD</text:p></office:annotation></text:span><text:span text:style-name="CD1"> </text:span>will bring up the <text:span text:style-name="CD1">mv</text:span><text:span text:style-name="T2"><office:annotation><dc:creator>Nancy</dc:creator><dc:date>2006-11-02T00:00:00</dc:date><text:p>CD</text:p></office:annotation></text:span> (Move) manual.</text:p>
      <text:p text:style-name="P3">Some helpful tips for using the man<text:span text:style-name="T2"><office:annotation><dc:creator>Nancy</dc:creator><dc:date>2006-11-02T00:00:00</dc:date><text:p>CD </text:p></office:annotation></text:span> command include:</text:p>
      <text:p text:style-name="P3"><text:span text:style-name="T7">arrow </text:span><text:span text:style-name="T2"><office:annotation><dc:creator>Nancy</dc:creator><dc:date>2006-11-02T00:00:00</dc:date><text:p>BL</text:p></office:annotation></text:span><text:span text:style-name="T7">keys:</text:span><text:span text:style-name="T2"><office:annotation><dc:creator>Nancy</dc:creator><dc:date>2006-11-02T00:00:00</dc:date><text:p>BL</text:p></office:annotation></text:span> Move up and down the man file using the arrow keys.</text:p>
      <text:p text:style-name="P3"><text:span text:style-name="T7">q</text:span><text:span text:style-name="T2"><office:annotation><dc:creator>Nancy</dc:creator><dc:date>2006-11-02T00:00:00</dc:date><text:p>BL &amp; CD</text:p></office:annotation></text:span><text:span text:style-name="T7">:</text:span><text:span text:style-name="T2"><office:annotation><dc:creator>Nancy</dc:creator><dc:date>2006-11-02T00:00:00</dc:date><text:p>BL</text:p></office:annotation></text:span>, Quit back to the command prompt by typing <text:span text:style-name="CD1">q</text:span><text:span text:style-name="T2"><office:annotation><dc:creator>Nancy</dc:creator><dc:date>2006-11-02T00:00:00</dc:date><text:p>CD</text:p></office:annotation></text:span>.</text:p>
      <text:p text:style-name="P3"><text:span text:style-name="T6">man man</text:span><text:span text:style-name="T4"><office:annotation><dc:creator>Nancy</dc:creator><dc:date>2006-11-02T00:00:00</dc:date><text:p>CD &amp; BL</text:p></office:annotation></text:span><text:span text:style-name="T6">:</text:span><text:span text:style-name="CD1"> man man</text:span><text:span text:style-name="T2"><office:annotation><dc:creator>Nancy</dc:creator><dc:date>2006-11-02T00:00:00</dc:date><text:p>CD</text:p></office:annotation></text:span> will bring up the manual entry for the <text:span text:style-name="CD1">man</text:span> command, which is a good place to start!</text:p>
      <text:p text:style-name="P3"><text:span text:style-name="T6">man intro:</text:span><text:span text:style-name="T2"><office:annotation><dc:creator>Nancy</dc:creator><dc:date>2006-11-02T00:00:00</dc:date><text:p>CD &amp; BL</text:p></office:annotation></text:span><text:span text:style-name="CD1"> man intro</text:span><text:span text:style-name="T2"><office:annotation><dc:creator>Nancy</dc:creator><dc:date>2006-11-02T00:00:00</dc:date><text:p>CD</text:p></office:annotation></text:span> is especially useful. It displays the Introduction to User Commands, which is a well-written, fairly brief introduction to the Linux command line.</text:p>
      <text:p text:style-name="P3">There are also info pages, which are generally more in-depth than <text:span text:style-name="CD1">man</text:span> pages. Try <text:span text:style-name="CD1">info info</text:span><text:span text:style-name="T2"><office:annotation><dc:creator>Nancy</dc:creator><dc:date>2006-11-02T00:00:00</dc:date><text:p>CD</text:p></office:annotation></text:span> for the introduction to info pages.</text:p>
      <text:p text:style-name="P4">Searching for Man Files<text:span text:style-name="T1"><office:annotation><dc:creator>Nancy</dc:creator><dc:date>2006-11-02T00:00:00</dc:date><text:p>HA</text:p></office:annotation></text:span></text:p>
      <text:p text:style-name="P2">If you aren’t sure which command or application you need to use, you can try searching the <text:span text:style-name="CD1">man</text:span> files.</text:p>
      <text:p text:style-name="P8"><text:tab/><text:span text:style-name="T6">man -k foo:</text:span><text:span text:style-name="T2"><office:annotation><dc:creator>Nancy</dc:creator><dc:date>2006-11-02T00:00:00</dc:date><text:p>BL &amp; CD</text:p></office:annotation></text:span><text:span text:style-name="CD1"> </text:span>This will search the <text:span text:style-name="CD1">man</text:span> files for “foo.” Try <text:span text:style-name="CD1">man -k nautilus</text:span><text:span text:style-name="T2"><office:annotation><dc:creator>Nancy</dc:creator><dc:date>2006-11-02T00:00:00</dc:date><text:p>CD</text:p></office:annotation></text:span> to see how this works.</text:p>
      <text:p text:style-name="P14">Note <text:span text:style-name="T2"><office:annotation><dc:creator>Nancy</dc:creator><dc:date>2006-11-02T00:00:00</dc:date><text:p>NoteH</text:p></office:annotation></text:span></text:p>
      <text:p text:style-name="P14"><text:span text:style-name="CD1">man -k foo</text:span> <text:span text:style-name="T2"><office:annotation><dc:creator>Nancy</dc:creator><dc:date>2006-11-02T00:00:00</dc:date><text:p>CD</text:p></office:annotation></text:span> is the same as the <text:span text:style-name="CD1">apropos</text:span> <text:span text:style-name="T2"><office:annotation><dc:creator>Nancy</dc:creator><dc:date>2006-11-02T00:00:00</dc:date><text:p>CD</text:p></office:annotation></text:span>command.</text:p>
      <text:p text:style-name="P9"><text:tab/><text:span text:style-name="T6">man -f foo:</text:span><text:span text:style-name="T2"><office:annotation><dc:creator>Nancy</dc:creator><dc:date>2006-11-02T00:00:00</dc:date><text:p>BL &amp; CD</text:p></office:annotation></text:span><text:span text:style-name="CD1"> </text:span><text:s/>This searches only the titles of your system’s man files. Try <text:span text:style-name="CD1">man -f gnome</text:span><text:span text:style-name="T2"><office:annotation><dc:creator>Nancy</dc:creator><dc:date>2006-11-02T00:00:00</dc:date><text:p>CD</text:p></office:annotation></text:span>, for example.</text:p>
      <text:p text:style-name="P14">Note<text:span text:style-name="T2"><office:annotation><dc:creator>Nancy</dc:creator><dc:date>2006-11-02T00:00:00</dc:date><text:p>NO</text:p></office:annotation></text:span></text:p>
      <text:p text:style-name="P14"><text:span text:style-name="CD1">man -f foo</text:span><text:span text:style-name="T2"><office:annotation><dc:creator>Nancy</dc:creator><dc:date>2006-11-02T00:00:00</dc:date><text:p>CD</text:p></office:annotation></text:span> is the same as the <text:span text:style-name="CD1">whatis</text:span><text:span text:style-name="T2"><office:annotation><dc:creator>Nancy</dc:creator><dc:date>2006-11-02T00:00:00</dc:date><text:p>CD</text:p></office:annotation></text:span> command.</text:p>
      <text:p text:style-name="P4">Using Wildcards<text:span text:style-name="T1"><office:annotation><dc:creator>Nancy</dc:creator><dc:date>2006-11-02T00:00:00</dc:date><text:p>HA</text:p></office:annotation></text:span></text:p>
      <text:p text:style-name="P2">Sometimes you need to look at or use multiple files at the same time. For instance, you might want to delete all .rar files or move all .odt files to another directory. Thankfully, there are series of wildcards you can use to acomplish this. </text:p>
      <text:p text:style-name="P8"><text:tab/><text:span text:style-name="T6">*</text:span><text:span text:style-name="T2"><office:annotation><dc:creator>Nancy</dc:creator><dc:date>2006-11-02T00:00:00</dc:date><text:p>BL &amp; CD</text:p></office:annotation></text:span> <text:s/>will match any number of characters. For example, <text:span text:style-name="CD1">*.rar</text:span><text:span text:style-name="T2"><office:annotation><dc:creator>Nancy</dc:creator><dc:date>2006-11-02T00:00:00</dc:date><text:p>CD</text:p></office:annotation></text:span> will match any file with the ending of .rar</text:p>
      <text:p text:style-name="P10"><text:tab/><text:span text:style-name="T6">* ?</text:span><text:span text:style-name="T2"><office:annotation><dc:creator>Nancy</dc:creator><dc:date>2006-11-02T00:00:00</dc:date><text:p>BL &amp; CD</text:p></office:annotation></text:span><text:span text:style-name="CD1"> </text:span><text:s/>will match any single character. For example, <text:span text:style-name="CD1">?.rar</text:span><text:span text:style-name="T2"><office:annotation><dc:creator>Nancy</dc:creator><dc:date>2006-11-02T00:00:00</dc:date><text:p>CD</text:p></office:annotation></text:span> will match a.rar but not ab.rar</text:p>
      <text:p text:style-name="P10"><text:tab/><text:span text:style-name="T6">* [</text:span><text:span text:style-name="T10">characters</text:span><text:span text:style-name="T6">]</text:span><text:span text:style-name="T2"><office:annotation><dc:creator>Nancy</dc:creator><dc:date>2006-11-02T00:00:00</dc:date><text:p>BL &amp; CD</text:p></office:annotation></text:span> will match any of the character within the brackets. For example, <text:span text:style-name="CD1">[ab].rar</text:span><text:span text:style-name="T2"><office:annotation><dc:creator>Nancy</dc:creator><dc:date>2006-11-02T00:00:00</dc:date><text:p>CD</text:p></office:annotation></text:span><text:span text:style-name="CD1"> </text:span>will match a.rar and b.rar but not c.rar</text:p>
      <text:p text:style-name="P9"><text:tab/><text:span text:style-name="T6">* [!</text:span><text:span text:style-name="T10">characters</text:span><text:span text:style-name="T6">]</text:span><text:span text:style-name="T2"><office:annotation><dc:creator>Nancy</dc:creator><dc:date>2006-11-02T00:00:00</dc:date><text:p>BL &amp; CD</text:p></office:annotation></text:span> will match any characters that are not listed. For example, <text:span text:style-name="CD1">[!ab].rar</text:span><text:span text:style-name="T2"><office:annotation><dc:creator>Nancy</dc:creator><dc:date>2006-11-02T00:00:00</dc:date><text:p>CD</text:p></office:annotation></text:span><text:span text:style-name="CD1"> </text:span>will match c.rar but not a.rar or b.rar.</text:p>
      <text:p text:style-name="P4">Executing Multiple Commands<text:span text:style-name="T1"><office:annotation><dc:creator>Nancy</dc:creator><dc:date>2006-11-02T00:00:00</dc:date><text:p>HA</text:p></office:annotation></text:span></text:p>
      <text:p text:style-name="P2">Often you may want to execute several commands together, either one after another or by passing output from one to another. </text:p>
      <text:p text:style-name="P17">Run Sequentially<text:span text:style-name="T11"><office:annotation><dc:creator>Nancy</dc:creator><dc:date>2006-11-02T00:00:00</dc:date><text:p>HB</text:p></office:annotation></text:span></text:p>
      <text:p text:style-name="P2">If you need to execute multiple commands in sequence, but don’t need to pass output between them, you can run them using <text:span text:style-name="CD1">;</text:span><text:span text:style-name="T2"><office:annotation><dc:creator>Nancy</dc:creator><dc:date>2006-11-02T00:00:00</dc:date><text:p>CD</text:p></office:annotation></text:span> between each command. Each command will be executed, and the following command will be run. If you want to make the running of the second command conditional on the successful completion of the first command, separate the commands with <text:span text:style-name="CD1">&amp;&amp;</text:span><text:span text:style-name="T2"><office:annotation><dc:creator>Nancy</dc:creator><dc:date>2006-11-02T00:00:00</dc:date><text:p>CD</text:p></office:annotation></text:span>.</text:p>
      <text:p text:style-name="P2">If you need to execute multiple commands in sequence, but don’t need to pass output between them, there are two options based on whether or not you want the subsequent commands to run only if the previous commands succeed or not. If you want the commands to run one after the other regardless of whether or not preceding commands succeed, place a <text:span text:style-name="CD1">;</text:span><text:span text:style-name="T2"><office:annotation><dc:creator>Nancy</dc:creator><dc:date>2006-11-02T00:00:00</dc:date><text:p>CD</text:p></office:annotation></text:span> between the commands. For example, if you want to get information about your hardware, you could run <text:span text:style-name="CD1">lspci ; lsusb</text:span><text:span text:style-name="T2"><office:annotation><dc:creator>Nancy</dc:creator><dc:date>2006-11-02T00:00:00</dc:date><text:p>CD</text:p></office:annotation></text:span>, which would output information on your PCI buses and USB devices in sequence.</text:p>
      <text:p text:style-name="P3">However, if you need to conditionally run the commands based on whether the previous command has succeeded, insert <text:span text:style-name="CD1">&amp;&amp;</text:span><text:span text:style-name="T2"><office:annotation><dc:creator>Nancy</dc:creator><dc:date>2006-11-02T00:00:00</dc:date><text:p>CD</text:p></office:annotation></text:span> between commands. An example of this is building a program from source, which is traditionally done with ./configure<text:span text:style-name="T2"><office:annotation><dc:creator>Nancy</dc:creator><dc:date>2006-11-02T00:00:00</dc:date><text:p>CD</text:p></office:annotation></text:span>, make, <text:span text:style-name="T2"><office:annotation><dc:creator>Nancy</dc:creator><dc:date>2006-11-02T00:00:00</dc:date><text:p>CD</text:p></office:annotation></text:span>and make install<text:span text:style-name="T2"><office:annotation><dc:creator>Nancy</dc:creator><dc:date>2006-11-02T00:00:00</dc:date><text:p>CD</text:p></office:annotation></text:span>. The commands make<text:span text:style-name="T2"><office:annotation><dc:creator>Nancy</dc:creator><dc:date>2006-11-02T00:00:00</dc:date><text:p>CD</text:p></office:annotation></text:span> and make install<text:span text:style-name="T2"><office:annotation><dc:creator>Nancy</dc:creator><dc:date>2006-11-02T00:00:00</dc:date><text:p>CD</text:p></office:annotation></text:span> require that the previous commands have completed successfully, so you would use <text:span text:style-name="CD1">./configure &amp;&amp; make &amp;&amp; make install</text:span><text:span text:style-name="T2"><office:annotation><dc:creator>Nancy</dc:creator><dc:date>2006-11-02T00:00:00</dc:date><text:p>CD</text:p></office:annotation></text:span>.</text:p>
      <text:p text:style-name="P17">Passing Output<text:span text:style-name="T11"><office:annotation><dc:creator>Nancy</dc:creator><dc:date>2006-11-02T00:00:00</dc:date><text:p>HB</text:p></office:annotation></text:span></text:p>
      <text:p text:style-name="P2">If you need to pass the output of one command so that it goes to the input of the next, you need something called <text:span text:style-name="T12">piping</text:span> after the character used between the commands, | , which looks like a vertical bar or pipe.</text:p>
      <text:p text:style-name="P2">To use the pipe, insert the | between each command. For example, using the | in the command <text:span text:style-name="CD1">ls | less</text:span><text:span text:style-name="T2"><office:annotation><dc:creator>Nancy</dc:creator><dc:date>2006-11-02T00:00:00</dc:date><text:p>CD</text:p></office:annotation></text:span> allows you to view the contents of the ls more easily. </text:p>
      <text:p text:style-name="P4">Moving on to More Advanced Uses of the Command Line<text:span text:style-name="T1"><office:annotation><dc:creator>Nancy</dc:creator><dc:date>2006-11-02T00:00:00</dc:date><text:p>HA</text:p></office:annotation></text:span></text:p>
      <text:p text:style-name="P2">There are a great number of good books out there for working the command line. In addition, because most of the command line has not changed in a great many years, there is a large body of information available on the Internet. If you need help with something, often simply searching for the command will turn up what you need.</text:p>
      <text:p text:style-name="P3">To get you started, here are some recommendations:</text:p>
      <text:p text:style-name="P17">Books and Web Sites<text:span text:style-name="T11"><office:annotation><dc:creator>Nancy</dc:creator><dc:date>2006-11-02T00:00:00</dc:date><text:p>HB</text:p></office:annotation></text:span></text:p>
      <text:p text:style-name="P9"><text:tab/><text:span text:style-name="T13">A </text:span><text:span text:style-name="T14"><office:annotation><dc:creator>Nancy</dc:creator><dc:date>2006-11-02T00:00:00</dc:date><text:p>BL</text:p></office:annotation></text:span><text:span text:style-name="T13">Practical Guide to Linux® Commands, Editors, and Shell Programming</text:span><text:span text:style-name="T12"> </text:span>by<text:span text:style-name="T12"> </text:span>Mark G. Sobell and published by Prentice Hall in 2005 is</text:p>
      <text:p text:style-name="P8"><text:s/><text:tab/><text:span text:style-name="T7">Linux</text:span><text:span text:style-name="T2"><office:annotation><dc:creator>Nancy</dc:creator><dc:date>2006-11-02T00:00:00</dc:date><text:p>BL</text:p></office:annotation></text:span><text:span text:style-name="T7">Command.org,</text:span> found at <text:a xlink:type="simple" xlink:href="http://linuxcommand.org/"><text:span text:style-name="Internet_20_link">http://linuxcommand.org/</text:span></text:a>, is<text:span text:style-name="T7"> </text:span>an excellent Web site designed to help people new to using the command line. <text:s/></text:p>
      <text:p text:style-name="P9"><text:tab/><text:span text:style-name="T13">The</text:span><text:span text:style-name="T7"> </text:span><text:span text:style-name="T4"><office:annotation><dc:creator>Nancy</dc:creator><dc:date>2006-11-02T00:00:00</dc:date><text:p>BL</text:p></office:annotation></text:span><text:span text:style-name="T7">Linux Documentation Project,</text:span> found at <text:a xlink:type="simple" xlink:href="http://www.tdlp.org/"><text:span text:style-name="Internet_20_link">www.tdlp.org/</text:span></text:a> is an excellent and free resource for many things Lin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sans" svg:font-family="Lucidasans, 'Times New 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xi Sans" svg:font-family="'Luxi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 style:font-size-asian="14pt" style:font-name-complex="Lucidasans"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1" style:display-name="WW-Default Paragraph Font1" style:family="text"/>
    <style:style style:name="CD4" style:family="text" style:parent-style-name="WW-Default_20_Paragraph_20_Font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Body_20_Char" style:display-name="Body Char" style:family="text" style:parent-style-name="WW-Default_20_Paragraph_20_Font">
      <style:text-properties fo:color="#000000" fo:font-size="11pt" fo:language="en" fo:country="US" style:font-size-asian="11pt" style:language-complex="ar" style:country-complex="SA"/>
    </style:style>
    <style:style style:name="BodyNoIndent_20_Char" style:display-name="BodyNoIndent Char" style:family="text" style:parent-style-name="Body_20_Char"/>
    <style:style style:name="BL_20_Char" style:display-name="BL Char" style:family="text" style:parent-style-name="Default_20_Paragraph_20_Font">
      <style:text-properties fo:color="#000000" fo:font-size="11pt" fo:language="en" fo:country="US" style:font-size-asian="11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Welcome to the Command Line</dc:title>
    <meta:initial-creator>Chris Zahn</meta:initial-creator>
    <meta:creation-date>2006-05-22T23:06:00</meta:creation-date>
    <dc:creator>Nancy</dc:creator>
    <dc:date>2006-05-22T23:08:00</dc:date>
    <meta:print-date>2113-01-01T00:00:00</meta:print-date>
    <dc:language>en-US</dc:language>
    <meta:editing-cycles>3</meta:editing-cycles>
    <meta:editing-duration>PT0S</meta:editing-duration>
    <meta:user-defined meta:name="Info 1"/>
    <meta:user-defined meta:name="Info 2"/>
    <meta:user-defined meta:name="Info 3"/>
    <meta:user-defined meta:name="Info 4"/>
    <meta:document-statistic meta:table-count="0" meta:image-count="0" meta:object-count="0" meta:page-count="10" meta:paragraph-count="114" meta:word-count="2487" meta:character-count="14458"/>
  </office:meta>
</office:document-meta>
</file>